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0602in" fo:margin-top="0.1437in" fo:margin-bottom="0in" style:contextual-spacing="false" fo:text-align="start" style:justify-single-word="false" fo:text-indent="0in" style:auto-text-indent="false"/>
      <style:text-properties officeooo:paragraph-rsid="000c50f5"/>
    </style:style>
    <style:style style:name="P2" style:family="paragraph" style:parent-style-name="Standard">
      <style:paragraph-properties fo:margin-left="0.0972in" fo:margin-right="0.1126in" style:line-height-at-least="0.3543in" fo:text-indent="0in" style:auto-text-indent="false">
        <style:tab-stops>
          <style:tab-stop style:position="5.5681in"/>
        </style:tab-stops>
      </style:paragraph-properties>
    </style:style>
    <style:style style:name="P3" style:family="paragraph" style:parent-style-name="Title">
      <style:paragraph-properties fo:margin-left="0.1346in" fo:line-height="0.3819in" fo:text-align="center" style:justify-single-word="false" fo:text-indent="0in" style:auto-text-indent="false"/>
      <style:text-properties officeooo:paragraph-rsid="000c50f5"/>
    </style:style>
    <style:style style:name="P4" style:family="paragraph" style:parent-style-name="Heading_20_1">
      <style:paragraph-properties fo:margin-left="0.0972in" fo:text-indent="0in" style:auto-text-indent="false"/>
    </style:style>
    <style:style style:name="P5" style:family="paragraph" style:parent-style-name="Heading_20_1">
      <style:paragraph-properties fo:margin-left="0.0972in" fo:margin-top="0.0535in" fo:margin-bottom="0in" style:contextual-spacing="false" fo:text-indent="0in" style:auto-text-indent="false"/>
    </style:style>
    <style:style style:name="P6" style:family="paragraph" style:parent-style-name="Heading_20_1">
      <style:paragraph-properties fo:margin-left="0.0972in" fo:text-indent="0in" style:auto-text-indent="false"/>
      <style:text-properties officeooo:paragraph-rsid="000c50f5"/>
    </style:style>
    <style:style style:name="P7" style:family="paragraph" style:parent-style-name="Heading_20_1">
      <style:paragraph-properties fo:margin-left="0.0972in" fo:margin-right="0.0945in" fo:line-height="200%" fo:text-indent="0in" style:auto-text-indent="false">
        <style:tab-stops>
          <style:tab-stop style:position="5.5866in"/>
        </style:tab-stops>
      </style:paragraph-properties>
    </style:style>
    <style:style style:name="P8" style:family="paragraph" style:parent-style-name="List_20_Paragraph" style:list-style-name="WWNum1">
      <style:paragraph-properties fo:margin-top="0.0055in" fo:margin-bottom="0in" style:contextual-spacing="false" fo:line-height="100%">
        <style:tab-stops>
          <style:tab-stop style:position="0.2638in"/>
          <style:tab-stop style:position="0.2654in"/>
        </style:tab-stops>
      </style:paragraph-properties>
    </style:style>
    <style:style style:name="P9" style:family="paragraph" style:parent-style-name="List_20_Paragraph" style:list-style-name="WWNum1">
      <style:paragraph-properties fo:line-height="100%">
        <style:tab-stops>
          <style:tab-stop style:position="0.2638in"/>
          <style:tab-stop style:position="0.2654in"/>
        </style:tab-stops>
      </style:paragraph-properties>
    </style:style>
    <style:style style:name="P10" style:family="paragraph" style:parent-style-name="List_20_Paragraph" style:list-style-name="WWNum1">
      <style:paragraph-properties fo:margin-top="0.0008in" fo:margin-bottom="0in" style:contextual-spacing="false" fo:line-height="0.1783in">
        <style:tab-stops>
          <style:tab-stop style:position="0.2654in"/>
        </style:tab-stops>
      </style:paragraph-properties>
    </style:style>
    <style:style style:name="P11" style:family="paragraph" style:parent-style-name="List_20_Paragraph" style:list-style-name="WWNum1">
      <style:paragraph-properties fo:line-height="0.1783in">
        <style:tab-stops>
          <style:tab-stop style:position="0.2654in"/>
        </style:tab-stops>
      </style:paragraph-properties>
    </style:style>
    <style:style style:name="P12" style:family="paragraph" style:parent-style-name="Text_20_body">
      <style:paragraph-properties fo:margin-top="0.0252in" fo:margin-bottom="0in" style:contextual-spacing="false"/>
      <style:text-properties fo:color="#000000" loext:opacity="100%" style:font-name="Calibri" fo:font-size="12pt" style:font-size-asian="12pt"/>
    </style:style>
    <style:style style:name="P13" style:family="paragraph" style:parent-style-name="Text_20_body">
      <style:text-properties fo:color="#000000" loext:opacity="100%" style:font-name="Liberation Serif" fo:font-size="10pt" style:font-size-asian="10pt" style:font-size-complex="10pt"/>
    </style:style>
    <style:style style:name="P14" style:family="paragraph" style:parent-style-name="Text_20_body">
      <style:paragraph-properties fo:margin-left="0.0972in" fo:margin-right="0.1972in" fo:margin-top="0.111in" fo:margin-bottom="0in" style:contextual-spacing="false" fo:text-indent="0in" style:auto-text-indent="false"/>
    </style:style>
    <style:style style:name="P15" style:family="paragraph" style:parent-style-name="Text_20_body">
      <style:paragraph-properties fo:margin-left="0.0972in" fo:margin-right="0.1972in" fo:margin-top="0.111in" fo:margin-bottom="0in" style:contextual-spacing="false" fo:line-height="100%" fo:text-indent="0in" style:auto-text-indent="false"/>
    </style:style>
    <style:style style:name="P16" style:family="paragraph" style:parent-style-name="Text_20_body">
      <style:paragraph-properties fo:margin-left="0.5972in" fo:line-height="100%" fo:text-indent="0in" style:auto-text-indent="false"/>
    </style:style>
    <style:style style:name="P17" style:family="paragraph" style:parent-style-name="Text_20_body" style:list-style-name="WWNum3">
      <loext:graphic-properties draw:fill="none"/>
      <style:paragraph-properties fo:margin-left="0.25in" fo:margin-right="0in" fo:margin-top="0in" fo:margin-bottom="0.0972in" style:contextual-spacing="false" fo:line-height="100%" fo:text-indent="0in" style:auto-text-indent="false" fo:background-color="transparent"/>
    </style:style>
    <style:style style:name="P18" style:family="paragraph" style:parent-style-name="Text_20_body" style:list-style-name="WWNum3" style:master-page-name="">
      <loext:graphic-properties draw:fill="none"/>
      <style:paragraph-properties fo:margin-left="0.25in" fo:margin-right="0in" fo:margin-top="0in" fo:margin-bottom="0.0972in" style:contextual-spacing="false" fo:line-height="100%" fo:text-indent="0in" style:auto-text-indent="false" style:page-number="auto" fo:background-color="transparent"/>
      <style:text-properties officeooo:paragraph-rsid="000d5ae0"/>
    </style:style>
    <style:style style:name="P19" style:family="paragraph" style:parent-style-name="Text_20_body" style:list-style-name="WWNum3">
      <loext:graphic-properties draw:fill="none"/>
      <style:paragraph-properties fo:margin-left="0.25in" fo:margin-right="0in" fo:margin-top="0in" fo:margin-bottom="0.0972in" style:contextual-spacing="false" fo:line-height="100%" fo:text-indent="0in" style:auto-text-indent="false" fo:background-color="transparent"/>
      <style:text-properties officeooo:paragraph-rsid="000d5ae0"/>
    </style:style>
    <style:style style:name="P20" style:family="paragraph" style:parent-style-name="Text_20_body">
      <style:paragraph-properties fo:margin-top="0.111in" fo:margin-bottom="0in" style:contextual-spacing="false" fo:line-height="100%" fo:padding="0.0138in" fo:border="0.26pt solid #d9d9e3" style:shadow="none"/>
    </style:style>
    <style:style style:name="P21" style:family="paragraph" style:parent-style-name="Text_20_body" style:list-style-name="WWNum2">
      <style:paragraph-properties fo:line-height="100%" fo:padding="0.0138in" fo:border="0.26pt solid #d9d9e3" style:shadow="none"/>
    </style:style>
    <style:style style:name="P22" style:family="paragraph" style:parent-style-name="Text_20_body" style:list-style-name="WWNum2">
      <style:paragraph-properties fo:margin-top="0in" fo:margin-bottom="0.1965in" style:contextual-spacing="false" fo:line-height="100%" fo:padding="0.0138in" fo:border="0.26pt solid #d9d9e3" style:shadow="none"/>
    </style:style>
    <style:style style:name="P23" style:family="paragraph" style:parent-style-name="Text_20_body" style:list-style-name="WWNum4">
      <style:paragraph-properties fo:line-height="100%"/>
    </style:style>
    <style:style style:name="P24" style:family="paragraph" style:parent-style-name="Text_20_body">
      <style:paragraph-properties fo:margin-left="0.5972in" fo:line-height="100%" fo:text-indent="0in" style:auto-text-indent="false"/>
      <style:text-properties officeooo:paragraph-rsid="000c50f5"/>
    </style:style>
    <style:style style:name="P25" style:family="paragraph">
      <loext:graphic-properties draw:fill-color="#ffffff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color="#000000" loext:opacity="100%" fo:font-size="20pt" fo:letter-spacing="-0.002in" style:font-size-asian="20pt" style:font-size-complex="20pt"/>
    </style:style>
    <style:style style:name="T4" style:family="text">
      <style:text-properties fo:color="#000000" loext:opacity="100%" fo:font-size="20pt" fo:letter-spacing="-0.0016in" style:font-size-asian="20pt" style:font-size-complex="20pt"/>
    </style:style>
    <style:style style:name="T5" style:family="text">
      <style:text-properties fo:color="#000000" loext:opacity="100%" style:font-name="Calibri"/>
    </style:style>
    <style:style style:name="T6" style:family="text">
      <style:text-properties fo:color="#000000" loext:opacity="100%" style:font-name="Calibri" fo:letter-spacing="-0.0016in"/>
    </style:style>
    <style:style style:name="T7" style:family="text">
      <style:text-properties fo:color="#000000" loext:opacity="100%" style:font-name="Calibri" fo:letter-spacing="-0.0008in"/>
    </style:style>
    <style:style style:name="T8" style:family="text">
      <style:text-properties fo:color="#000000" loext:opacity="100%" style:font-name="Calibri" fo:letter-spacing="-0.0028in"/>
    </style:style>
    <style:style style:name="T9" style:family="text">
      <style:text-properties fo:color="#000000" loext:opacity="100%" style:font-name="Calibri" fo:letter-spacing="-0.002in"/>
    </style:style>
    <style:style style:name="T10" style:family="text">
      <style:text-properties fo:color="#000000" loext:opacity="100%" style:font-name="Calibri" fo:letter-spacing="-0.0071in"/>
    </style:style>
    <style:style style:name="T11" style:family="text">
      <style:text-properties fo:color="#000000" loext:opacity="100%" style:font-name="Calibri" fo:font-size="12pt" style:font-size-asian="12pt"/>
    </style:style>
    <style:style style:name="T12" style:family="text">
      <style:text-properties fo:color="#000000" loext:opacity="100%" style:font-name="Liberation Serif"/>
    </style:style>
    <style:style style:name="T13" style:family="text">
      <style:text-properties fo:color="#000000" loext:opacity="100%" style:font-name="Liberation Serif" fo:font-size="10pt" fo:letter-spacing="-0.0016in" style:font-size-asian="10pt" style:font-size-complex="10pt"/>
    </style:style>
    <style:style style:name="T14" style:family="text">
      <style:text-properties fo:color="#000000" loext:opacity="100%" style:font-name="Liberation Serif" fo:font-size="10pt" style:font-size-asian="10pt" style:font-size-complex="10pt"/>
    </style:style>
    <style:style style:name="T15" style:family="text">
      <style:text-properties fo:color="#000000" loext:opacity="100%" style:font-name="Liberation Serif" fo:font-size="10pt" officeooo:rsid="000c50f5" style:font-size-asian="10pt" style:font-size-complex="10pt"/>
    </style:style>
    <style:style style:name="T16" style:family="text">
      <style:text-properties fo:color="#000000" loext:opacity="100%" style:font-name="Liberation Serif" fo:font-size="10pt" fo:letter-spacing="-0.0035in" style:font-size-asian="10pt" style:font-size-complex="10pt"/>
    </style:style>
    <style:style style:name="T17" style:family="text">
      <style:text-properties fo:color="#000000" loext:opacity="100%" style:font-name="Liberation Serif" fo:font-size="10pt" fo:letter-spacing="-0.002in" style:font-size-asian="10pt" style:font-size-complex="10pt"/>
    </style:style>
    <style:style style:name="T18" style:family="text">
      <style:text-properties fo:color="#000000" loext:opacity="100%" style:font-name="Liberation Serif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loext:opacity="100%" style:font-name="Liberation Serif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loext:opacity="100%" style:font-name="Liberation Serif" fo:font-size="10pt" fo:font-weight="normal" officeooo:rsid="000cd099" style:font-size-asian="10pt" style:font-weight-asian="normal" style:font-size-complex="10pt" style:font-weight-complex="normal"/>
    </style:style>
    <style:style style:name="T21" style:family="text">
      <style:text-properties fo:color="#000000" loext:opacity="100%" style:font-name="Liberation Serif" fo:font-size="10pt" fo:letter-spacing="-0.0028in" fo:font-weight="bold" style:font-size-asian="10pt" style:font-weight-asian="bold" style:font-size-complex="10pt" style:font-weight-complex="bold"/>
    </style:style>
    <style:style style:name="T22" style:family="text">
      <style:text-properties fo:color="#000000" loext:opacity="100%" style:font-name="Liberation Serif" fo:font-size="10pt" fo:letter-spacing="-0.0028in" style:font-size-asian="10pt" style:font-size-complex="10pt"/>
    </style:style>
    <style:style style:name="T23" style:family="text">
      <style:text-properties fo:color="#000000" loext:opacity="100%" style:font-name="Liberation Serif" fo:font-size="10pt" fo:letter-spacing="-0.0047in" style:font-size-asian="10pt" style:font-size-complex="10pt"/>
    </style:style>
    <style:style style:name="T24" style:family="text">
      <style:text-properties fo:color="#000000" loext:opacity="100%" style:font-name="Liberation Serif" fo:font-size="10pt" fo:letter-spacing="-0.0071in" style:font-size-asian="10pt" style:font-size-complex="10pt"/>
    </style:style>
    <style:style style:name="T25" style:family="text">
      <style:text-properties fo:color="#000000" loext:opacity="100%" style:font-name="Liberation Serif" fo:font-size="10pt" fo:letter-spacing="-0.0091in" style:font-size-asian="10pt" style:font-size-complex="10pt"/>
    </style:style>
    <style:style style:name="T26" style:family="text">
      <style:text-properties fo:color="#000000" loext:opacity="100%" style:font-name="Liberation Serif" fo:font-size="10pt" fo:letter-spacing="-0.0043in" style:font-size-asian="10pt" style:font-size-complex="10pt"/>
    </style:style>
    <style:style style:name="T27" style:family="text">
      <style:text-properties fo:color="#000000" loext:opacity="100%" style:font-name="Liberation Serif" fo:font-size="10pt" fo:letter-spacing="-0.0055in" style:font-size-asian="10pt" style:font-size-complex="10pt"/>
    </style:style>
    <style:style style:name="T28" style:family="text">
      <style:text-properties fo:color="#000000" loext:opacity="100%" fo:font-size="10pt" fo:font-weight="bold" style:font-size-asian="10pt" style:font-weight-asian="bold" style:font-size-complex="10pt"/>
    </style:style>
    <style:style style:name="T29" style:family="text">
      <style:text-properties fo:color="#000000" loext:opacity="100%" fo:font-size="10pt" fo:letter-spacing="-0.0091in" fo:font-weight="bold" style:font-size-asian="10pt" style:font-weight-asian="bold" style:font-size-complex="10pt"/>
    </style:style>
    <style:style style:name="T30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color="#000000" loext:opacity="100%" style:font-name="Times New Roman" fo:font-size="10pt" style:font-size-asian="10pt" style:font-size-complex="10pt"/>
    </style:style>
    <style:style style:name="gr1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2">SANTOSHI</text:span><text:span text:style-name="T3"> </text:span><text:span text:style-name="T2">DINESH </text:span><text:span text:style-name="T4">KUMAR</text:span></text:p>
      <text:p text:style-name="P1" loext:marker-style-name="T1"><text:span text:style-name="T5"><text:s text:c="10"/>|Troy,</text:span><text:span text:style-name="T6"> </text:span><text:span text:style-name="T5">MI 48085</text:span><text:span text:style-name="T7"> </text:span><text:span text:style-name="T5">|+1-248-854-7790</text:span><text:span text:style-name="T8"> </text:span><text:span text:style-name="T5">|</text:span><text:span text:style-name="T9"> </text:span><text:a xlink:type="simple" xlink:href="mailto:shantoshi@gmail.com" text:style-name="Standard" text:visited-style-name="Standard"><text:span text:style-name="T5">shantoshi@gmail.com</text:span></text:a><text:span text:style-name="T9"> </text:span><text:span text:style-name="T10">|</text:span></text:p>
      <text:p text:style-name="P12" loext:marker-style-name="T11"/>
      <text:h text:style-name="P4" text:outline-level="1" loext:marker-style-name="T12"><text:span text:style-name="T13">Summary:</text:span><text:span text:style-name="T13"/></text:h>
      <text:p text:style-name="P14" loext:marker-style-name="T12"><text:span text:style-name="T14">A highly motivated and results-oriented individual with a strong interest in information technology. Dynamic and driven, dedicated professional eager to contribute my skills and expertise to the Analyst Development Program. Possessing strong analytical, organizational, and problem-solving skills, I excel in managing multiple assignments and prioritizing them effectively. </text:span></text:p>
      <text:p text:style-name="P15" loext:marker-style-name="T12"><text:span text:style-name="T18">Technical Skills:</text:span></text:p>
      <text:list text:style-name="WWNum3">
        <text:list-item>
          <text:p text:style-name="P18" loext:marker-style-name="T12"><draw:line text:anchor-type="char" draw:z-index="1" draw:name="Shape2" draw:style-name="gr1" draw:text-style-name="P25" svg:x1="0.139in" svg:y1="0.048in" svg:x2="6.8118in" svg:y2="0.0055in"><text:p/></draw:line><text:span text:style-name="T20">PC Applications: Word, Excel and PowerPoint</text:span></text:p>
        </text:list-item>
        <text:list-item>
          <text:p text:style-name="P19" loext:marker-style-name="T12"><text:span text:style-name="T19">Web Development Tools: HTML, CSS</text:span></text:p>
        </text:list-item>
        <text:list-item>
          <text:p text:style-name="P17" loext:marker-style-name="T12"><text:span text:style-name="T19">Programming Languages: JavaScript</text:span></text:p>
        </text:list-item>
        <text:list-item>
          <text:p text:style-name="P17" loext:marker-style-name="T12"><text:span text:style-name="T19">Version Control: Git/GitHub</text:span><text:span text:style-name="T19"/></text:p>
        </text:list-item>
        <text:list-item>
          <text:p text:style-name="P17" loext:marker-style-name="T12"><text:span text:style-name="T19">Project Management Tool: Jira</text:span><text:span text:style-name="T19"/></text:p>
        </text:list-item>
        <text:list-item>
          <text:p text:style-name="P17" loext:marker-style-name="T12"><text:span text:style-name="T19">Operating Systems: Windows</text:span><text:span text:style-name="T19"/></text:p>
        </text:list-item>
        <text:list-item>
          <text:p text:style-name="P17" loext:marker-style-name="T12"><text:span text:style-name="T19">Software Development Life Cycle (SDLC)</text:span></text:p>
        </text:list-item>
      </text:list>
      <text:p text:style-name="P20" loext:marker-style-name="T12"><draw:line text:anchor-type="char" draw:z-index="0" draw:name="Shape7" draw:style-name="gr1" draw:text-style-name="P25" svg:x1="0.0138in" svg:y1="0.3299in" svg:x2="6.7173in" svg:y2="0.3299in"><text:p/></draw:line><text:span text:style-name="T18">Soft Skills:</text:span><text:span text:style-name="T18"/></text:p>
      <text:list text:style-name="WWNum2">
        <text:list-item>
          <text:p text:style-name="P21" loext:marker-style-name="T12"><text:span text:style-name="T14">Problem-solving</text:span></text:p>
        </text:list-item>
        <text:list-item>
          <text:p text:style-name="P21" loext:marker-style-name="T12"><text:span text:style-name="T14">Teamwork and Collaboration</text:span><text:span text:style-name="T14"/></text:p>
        </text:list-item>
        <text:list-item>
          <text:p text:style-name="P21" loext:marker-style-name="T12"><text:span text:style-name="T14">Communication</text:span><text:span text:style-name="T14"/></text:p>
        </text:list-item>
        <text:list-item>
          <text:p text:style-name="P21" loext:marker-style-name="T12"><text:span text:style-name="T14">Time Management</text:span><text:span text:style-name="T14"/></text:p>
        </text:list-item>
        <text:list-item>
          <text:p text:style-name="P21" loext:marker-style-name="T12"><text:span text:style-name="T14">Attention to Detail</text:span><text:span text:style-name="T14"/></text:p>
        </text:list-item>
        <text:list-item>
          <text:p text:style-name="P22" loext:marker-style-name="T12"><text:span text:style-name="T19">Adaptability</text:span><text:span text:style-name="T19"/></text:p>
        </text:list-item>
      </text:list>
      <text:h text:style-name="P5" text:outline-level="1" loext:marker-style-name="T12"><text:span text:style-name="T13">Education:</text:span><text:span text:style-name="T13"/></text:h>
      <text:list text:style-name="WWNum4">
        <text:list-item>
          <text:p text:style-name="P23" loext:marker-style-name="T12"><text:span text:style-name="T18">Per Scholas</text:span><text:span text:style-name="T14">, Detroit, MI<text:tab/><text:tab/><text:tab/><text:tab/><text:tab/><text:tab/><text:tab/></text:span><text:span text:style-name="T15">October 2023 – In Progress</text:span></text:p>
        </text:list-item>
      </text:list>
      <text:p text:style-name="P16" loext:marker-style-name="T12"><text:span text:style-name="T14">Software Engineer Training Course</text:span><text:span text:style-name="T14"/></text:p>
      <text:list text:continue-numbering="true" text:style-name="WWNum4">
        <text:list-item>
          <text:p text:style-name="P23" loext:marker-style-name="T12"><text:span text:style-name="T18">Anna</text:span><text:span text:style-name="T21"> </text:span><text:span text:style-name="T18">University</text:span><text:span text:style-name="T14">,</text:span><text:span text:style-name="T23"> </text:span><text:span text:style-name="T14">Chennai,</text:span><text:span text:style-name="T22"> </text:span><text:span text:style-name="T14">India<text:tab/><text:tab/><text:tab/><text:tab/><text:tab/><text:tab/>June 2009</text:span></text:p>
        </text:list-item>
      </text:list>
      <text:p text:style-name="P24" loext:marker-style-name="T12"><text:span text:style-name="T14">Bachelor</text:span><text:span text:style-name="T22"> </text:span><text:span text:style-name="T14">of</text:span><text:span text:style-name="T22"> </text:span><text:span text:style-name="T14">Engineering, <text:s/>Electronics</text:span><text:span text:style-name="T17"> </text:span><text:span text:style-name="T14">and</text:span><text:span text:style-name="T16"> </text:span><text:span text:style-name="T14">Communications</text:span></text:p>
      <text:h text:style-name="P6" text:outline-level="1" text:is-list-header="true" loext:marker-style-name="T12"><text:span text:style-name="T14">Professional</text:span><text:span text:style-name="T24"> </text:span><text:span text:style-name="T13">Experience:</text:span></text:h>
      <text:p text:style-name="P2" loext:marker-style-name="T1"><text:span text:style-name="T28">Cambrridge Matriculation Higher Secondary School, Chennai,</text:span><text:span text:style-name="T29"> </text:span><text:span text:style-name="T28">India <text:s text:c="22"/></text:span><text:span text:style-name="T30">June 2015 – April 2018</text:span></text:p>
      <text:p text:style-name="P2" loext:marker-style-name="T1"><text:soft-page-break/><text:span text:style-name="T30">Position: Academic Coordinator:</text:span><text:span text:style-name="T30"/></text:p>
      <text:list xml:id="list1764773641" text:style-name="WWNum1">
        <text:list-item>
          <text:p text:style-name="P8" loext:marker-style-name="T12"><text:span text:style-name="T31"><text:tab/></text:span><text:span text:style-name="T14">Collaborated</text:span><text:span text:style-name="T22"> </text:span><text:span text:style-name="T14">with</text:span><text:span text:style-name="T22"> 30 </text:span><text:span text:style-name="T14">teachers</text:span><text:span text:style-name="T22"> </text:span><text:span text:style-name="T14">to</text:span><text:span text:style-name="T22"> </text:span><text:span text:style-name="T14">ensure</text:span><text:span text:style-name="T22"> </text:span><text:span text:style-name="T14">that</text:span><text:span text:style-name="T16"> </text:span><text:span text:style-name="T14">the</text:span><text:span text:style-name="T22"> </text:span><text:span text:style-name="T14">academic</text:span><text:span text:style-name="T17"> </text:span><text:span text:style-name="T14">programs</text:span><text:span text:style-name="T17"> </text:span><text:span text:style-name="T14">are</text:span><text:span text:style-name="T22"> </text:span><text:span text:style-name="T14">being</text:span><text:span text:style-name="T16"> </text:span><text:span text:style-name="T14">implemented </text:span><text:span text:style-name="T13">effectively.</text:span></text:p>
        </text:list-item>
        <text:list-item>
          <text:p text:style-name="P9" loext:marker-style-name="T12"><text:span text:style-name="T31"><text:tab/></text:span><text:span text:style-name="T14">Monitoring</text:span><text:span text:style-name="T22"> 500 </text:span><text:span text:style-name="T14">students</text:span><text:span text:style-name="T22"> </text:span><text:span text:style-name="T14">progress</text:span><text:span text:style-name="T13"> </text:span><text:span text:style-name="T14">and</text:span><text:span text:style-name="T22"> </text:span><text:span text:style-name="T14">working</text:span><text:span text:style-name="T22"> </text:span><text:span text:style-name="T14">with</text:span><text:span text:style-name="T17"> </text:span><text:span text:style-name="T14">teachers</text:span><text:span text:style-name="T13"> </text:span><text:span text:style-name="T14">to</text:span><text:span text:style-name="T17"> </text:span><text:span text:style-name="T14">develop</text:span><text:span text:style-name="T23"> </text:span><text:span text:style-name="T14">strategies</text:span><text:span text:style-name="T13"> </text:span><text:span text:style-name="T14">to</text:span><text:span text:style-name="T17"> </text:span><text:span text:style-name="T14">help</text:span><text:span text:style-name="T17"> </text:span><text:span text:style-name="T14">students who are struggling academically.</text:span></text:p>
        </text:list-item>
        <text:list-item>
          <text:p text:style-name="P9" loext:marker-style-name="T12"><text:span text:style-name="T31"><text:tab/></text:span><text:span text:style-name="T14">Organizing</text:span><text:span text:style-name="T22"> </text:span><text:span text:style-name="T14">extracurricular</text:span><text:span text:style-name="T17"> </text:span><text:span text:style-name="T14">activities,</text:span><text:span text:style-name="T17"> </text:span><text:span text:style-name="T14">such</text:span><text:span text:style-name="T17"> </text:span><text:span text:style-name="T14">as</text:span><text:span text:style-name="T16"> </text:span><text:span text:style-name="T14">sports,</text:span><text:span text:style-name="T17"> </text:span><text:span text:style-name="T14">cultural</text:span><text:span text:style-name="T17"> </text:span><text:span text:style-name="T14">events,</text:span><text:span text:style-name="T17"> </text:span><text:span text:style-name="T14">and</text:span><text:span text:style-name="T22"> </text:span><text:span text:style-name="T14">field</text:span><text:span text:style-name="T17"> </text:span><text:span text:style-name="T14">trips,</text:span><text:span text:style-name="T17"> </text:span><text:span text:style-name="T14">to</text:span><text:span text:style-name="T22"> </text:span><text:span text:style-name="T14">enhance the academic experience of students.</text:span></text:p>
        </text:list-item>
      </text:list>
      <text:p text:style-name="P13" loext:marker-style-name="T14"/>
      <text:h text:style-name="P7" text:outline-level="1" loext:marker-style-name="T12"><text:span text:style-name="T14">The Vastras’</text:span><text:span text:style-name="T15">s</text:span><text:span text:style-name="T14">, Chennai,</text:span><text:span text:style-name="T25"> </text:span><text:span text:style-name="T14">India <text:s text:c="92"/></text:span><text:span text:style-name="T19">March 2010 – June</text:span><text:span text:style-name="T14"> </text:span><text:span text:style-name="T19">2013</text:span></text:h>
      <text:h text:style-name="P7" text:outline-level="1" loext:marker-style-name="T12"><text:span text:style-name="T19">Position: Boutique Owner:</text:span><text:span text:style-name="T19"/></text:h>
      <text:list text:continue-numbering="true" text:style-name="WWNum1">
        <text:list-item>
          <text:p text:style-name="P10" loext:marker-style-name="T12"><text:span text:style-name="T14">Successfully</text:span><text:span text:style-name="T23"> </text:span><text:span text:style-name="T14">owned</text:span><text:span text:style-name="T17"> </text:span><text:span text:style-name="T14">and</text:span><text:span text:style-name="T22"> </text:span><text:span text:style-name="T14">operated</text:span><text:span text:style-name="T17"> </text:span><text:span text:style-name="T14">a</text:span><text:span text:style-name="T22"> </text:span><text:span text:style-name="T14">boutique</text:span><text:span text:style-name="T17"> </text:span><text:span text:style-name="T14">specializing</text:span><text:span text:style-name="T22"> </text:span><text:span text:style-name="T14">in</text:span><text:span text:style-name="T22"> </text:span><text:span text:style-name="T14">women's</text:span><text:span text:style-name="T26"> </text:span><text:span text:style-name="T14">fashion</text:span><text:span text:style-name="T22"> </text:span><text:span text:style-name="T14">for</text:span><text:span text:style-name="T17"> </text:span><text:span text:style-name="T14">3+</text:span><text:span text:style-name="T17"> </text:span><text:span text:style-name="T13">years.</text:span></text:p>
        </text:list-item>
        <text:list-item>
          <text:p text:style-name="P11" loext:marker-style-name="T12"><text:span text:style-name="T14">Developed</text:span><text:span text:style-name="T27"> </text:span><text:span text:style-name="T14">and</text:span><text:span text:style-name="T27"> </text:span><text:span text:style-name="T14">implemented</text:span><text:span text:style-name="T16"> </text:span><text:span text:style-name="T14">sales</text:span><text:span text:style-name="T22"> </text:span><text:span text:style-name="T14">and</text:span><text:span text:style-name="T27"> </text:span><text:span text:style-name="T14">marketing</text:span><text:span text:style-name="T26"> </text:span><text:span text:style-name="T13">strategies.</text:span></text:p>
        </text:list-item>
        <text:list-item>
          <text:p text:style-name="P10" loext:marker-style-name="T12"><text:span text:style-name="T14">Managed</text:span><text:span text:style-name="T23"> </text:span><text:span text:style-name="T14">inventory,</text:span><text:span text:style-name="T26"> </text:span><text:span text:style-name="T14">including</text:span><text:span text:style-name="T23"> </text:span><text:span text:style-name="T14">ordering,</text:span><text:span text:style-name="T26"> </text:span><text:span text:style-name="T14">receiving,</text:span><text:span text:style-name="T26"> </text:span><text:span text:style-name="T14">and</text:span><text:span text:style-name="T23"> </text:span><text:span text:style-name="T14">stocking</text:span><text:span text:style-name="T23"> </text:span><text:span text:style-name="T13">merchandise.</text:span></text:p>
        </text:list-item>
        <text:list-item>
          <text:p text:style-name="P9" loext:marker-style-name="T12"><text:span text:style-name="T14">Ensured</text:span><text:span text:style-name="T22"> </text:span><text:span text:style-name="T14">a</text:span><text:span text:style-name="T16"> </text:span><text:span text:style-name="T14">high</text:span><text:span text:style-name="T17"> </text:span><text:span text:style-name="T14">level</text:span><text:span text:style-name="T22"> </text:span><text:span text:style-name="T14">of</text:span><text:span text:style-name="T16"> </text:span><text:span text:style-name="T14">customer</text:span><text:span text:style-name="T17"> </text:span><text:span text:style-name="T14">satisfaction</text:span><text:span text:style-name="T22"> </text:span><text:span text:style-name="T14">through</text:span><text:span text:style-name="T17"> </text:span><text:span text:style-name="T14">exceptional</text:span><text:span text:style-name="T17"> </text:span><text:span text:style-name="T14">customer</text:span><text:span text:style-name="T22"> </text:span><text:span text:style-name="T14">service</text:span><text:span text:style-name="T17"> </text:span><text:span text:style-name="T14">and</text:span><text:span text:style-name="T22"> </text:span><text:span text:style-name="T14">product </text:span><text:span text:style-name="T13">knowledge.</text:span></text:p>
        </text:list-item>
        <text:list-item>
          <text:p text:style-name="P9" loext:marker-style-name="T12"><text:span text:style-name="T14">Utilized</text:span><text:span text:style-name="T26"> </text:span><text:span text:style-name="T14">social</text:span><text:span text:style-name="T17"> </text:span><text:span text:style-name="T14">media</text:span><text:span text:style-name="T17"> </text:span><text:span text:style-name="T14">and</text:span><text:span text:style-name="T22"> </text:span><text:span text:style-name="T14">digital</text:span><text:span text:style-name="T26"> </text:span><text:span text:style-name="T14">marketing</text:span><text:span text:style-name="T22"> </text:span><text:span text:style-name="T14">to</text:span><text:span text:style-name="T17"> </text:span><text:span text:style-name="T14">increase</text:span><text:span text:style-name="T17"> </text:span><text:span text:style-name="T14">brand</text:span><text:span text:style-name="T22"> </text:span><text:span text:style-name="T14">awareness</text:span><text:span text:style-name="T13"> </text:span><text:span text:style-name="T14">and</text:span><text:span text:style-name="T22"> </text:span><text:span text:style-name="T14">customer </text:span><text:span text:style-name="T13">engagement.</text:span></text:p>
        </text:list-item>
      </text:list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Paragraph" style:display-name="Table Paragraph" style:family="paragraph" style:parent-style-name="Standard">
      <style:text-properties fo:color="#000000" loext:opacity="100%"/>
    </style:style>
    <style:style style:name="List_20_Paragraph" style:display-name="List Paragraph" style:family="paragraph" style:parent-style-name="Standard">
      <style:paragraph-properties fo:margin-left="0.2654in" fo:line-height="0.1783in" fo:text-indent="-0.1681in" style:auto-text-indent="false"/>
      <style:text-properties fo:color="#000000" loext:opacity="100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Label_20_45" style:display-name="ListLabel 45" style:family="text"/>
    <style:style style:name="ListLabel_20_44" style:display-name="ListLabel 44" style:family="text"/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/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/>
    <style:style style:name="ListLabel_20_37" style:display-name="ListLabel 37" style:family="text"/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fo:language="en" fo:country="U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2" style:display-name="ListLabel 2" style:family="text">
      <style:text-properties fo:language="en" fo:country="U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" style:display-name="ListLabel 1" style:family="text">
      <style:text-properties fo:font-size="11pt" fo:letter-spacing="normal" fo:language="en" fo:country="US" fo:font-style="normal" fo:font-weight="normal" style:font-size-asian="11pt" style:language-asian="en" style:country-asian="US" style:font-style-asian="normal" style:font-weight-asian="normal" style:font-name-complex="Cambria" style:font-family-complex="Cambria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ListLabel_20_46" style:display-name="ListLabel 46" style:family="text">
      <style:text-properties fo:font-size="11pt" fo:letter-spacing="normal" fo:font-style="normal" fo:font-weight="normal" style:font-size-asian="11pt" style:font-style-asian="normal" style:font-weight-asian="normal" style:font-name-complex="Cambria" style:font-family-complex="Cambria" style:font-family-generic-complex="system" style:font-pitch-complex="variable" style:font-size-complex="11pt" style:font-style-complex="normal" style:font-weight-complex="normal" style:text-scale="100%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1689in" fo:margin-left="0.2638in"/>
        </style:list-level-properties>
        <style:text-properties style:font-name="0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0.9071in"/>
        </style:list-level-properties>
        <style:text-properties style:font-name="Symbol1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1.55in"/>
        </style:list-level-properties>
        <style:text-properties style:font-name="Symbol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2.1929in"/>
        </style:list-level-properties>
        <style:text-properties style:font-name="Symbol1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2.8362in"/>
        </style:list-level-properties>
        <style:text-properties style:font-name="Symbol1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3.4791in"/>
        </style:list-level-properties>
        <style:text-properties style:font-name="Symbol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4.122in"/>
        </style:list-level-properties>
        <style:text-properties style:font-name="Symbol1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4.7654in"/>
        </style:list-level-properties>
        <style:text-properties style:font-name="Symbol1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5.4083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972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8472in"/>
        </style:list-level-properties>
        <style:text-properties style:font-name="0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0972in"/>
        </style:list-level-properties>
        <style:text-properties style:font-name="0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3472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972in"/>
        </style:list-level-properties>
        <style:text-properties style:font-name="0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8472in"/>
        </style:list-level-properties>
        <style:text-properties style:font-name="0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97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3472in"/>
        </style:list-level-properties>
        <style:text-properties style:font-name="0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972in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972in"/>
        </style:list-level-properties>
        <style:text-properties style:font-name="Symbol1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8472in"/>
        </style:list-level-properties>
        <style:text-properties style:font-name="0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0972in"/>
        </style:list-level-properties>
        <style:text-properties style:font-name="0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3472in"/>
        </style:list-level-properties>
        <style:text-properties style:font-name="Symbol1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972in"/>
        </style:list-level-properties>
        <style:text-properties style:font-name="0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8472in"/>
        </style:list-level-properties>
        <style:text-properties style:font-name="0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972in"/>
        </style:list-level-properties>
        <style:text-properties style:font-name="Symbol1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3472in"/>
        </style:list-level-properties>
        <style:text-properties style:font-name="0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972in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6T19:17:53.958000000</dc:date>
    <meta:editing-duration>PT17M54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7" meta:word-count="282" meta:character-count="2175" meta:non-whitespace-character-count="1810"/>
  </office:meta>
</office:document-meta>
</file>